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5.271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estable (/1)</text:p>
          </table:table-cell>
          <table:table-cell office:value-type="string" calcext:value-type="string">
            <text:p>Complete <text:s/>(/1)</text:p>
          </table:table-cell>
          <table:table-cell office:value-type="string" calcext:value-type="string">
            <text:p>Small <text:s/>(/1)</text:p>
          </table:table-cell>
          <table:table-cell office:value-type="string" calcext:value-type="string">
            <text:p>Valuable <text:s/>(/1)</text:p>
          </table:table-cell>
          <table:table-cell office:value-type="string" calcext:value-type="string">
            <text:p>Relevant Acceptance Tests <text:s/>(/2)</text:p>
          </table:table-cell>
          <table:table-cell table:number-columns-repeated="2"/>
          <table:table-cell office:value-type="string" calcext:value-type="string">
            <text:p>Comments</text:p>
          </table:table-cell>
          <table:table-cell table:number-columns-repeated="1015"/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:.G2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3:.G3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5:.G5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6:.G6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7:.G7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8:.G8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9:.G9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0:.G10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1:.G11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2:.G12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3:.G13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4:.G14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:.G15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6:.G16])" office:value-type="float" office:value="6" calcext:value-type="float">
            <text:p/>
          </table:table-cell>
          <table:table-cell table:number-columns-repeated="1016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7:.G17])" office:value-type="float" office:value="6" calcext:value-type="float">
            <text:p/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vidual user tasks:</text:p>
          </table:table-cell>
          <table:table-cell/>
          <table:table-cell table:formula="of:=ROUNDUP(PRODUCT(SUM([.H2]:INDIRECT(ADDRESS(SUM(ROW();-1);COLUMN())))/SUM(ROW();-2);10); 0)" office:value-type="float" office:value="60" calcext:value-type="float">
            <text:p/>
          </table:table-cell>
          <table:table-cell office:value-type="string" calcext:value-type="string">
            <text:p>out of 60</text:p>
          </table:table-cell>
          <table:table-cell office:value-type="string" calcext:value-type="string">
            <text:p>(average score on user stories multiplied by 10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ithub deployment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ut of 10</text:p>
          </table:table-cell>
          <table:table-cell office:value-type="string" calcext:value-type="string">
            <text:p>(10 if user stories are labelled and in a PB milestone, 5 if labelled or in milestone, 0 if neither)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roject requirement: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ut of 20</text:p>
          </table:table-cell>
          <table:table-cell office:value-type="string" calcext:value-type="string">
            <text:p>(4 for each epic that is covered adequately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Total:</text:p>
          </table:table-cell>
          <table:table-cell table:formula="of:=SUM([.H18:.H20])" office:value-type="float" office:value="89" calcext:value-type="float">
            <text:p/>
          </table:table-cell>
          <table:table-cell office:value-type="string" calcext:value-type="string">
            <text:p>out of 9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ment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 don't actually a user story for login. <text:s/>You just kind of assume it's there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00-00-00</text:date>, <text:time style:data-style-name="N2" text:time-value="23:49:30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n</meta:initial-creator>
    <meta:creation-date>2014-01-31T22:46:49</meta:creation-date>
    <dc:date>2015-10-15T00:31:13.090000000</dc:date>
    <meta:generator>LibreOffice/4.2.3.3$Windows_x86 LibreOffice_project/882f8a0a489bc99a9e60c7905a60226254cb6ff0</meta:generator>
    <meta:editing-duration>PT36M46S</meta:editing-duration>
    <meta:editing-cycles>3</meta:editing-cycles>
    <meta:document-statistic meta:table-count="3" meta:cell-count="1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